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15.245cm" svg:y="1.162cm">
            <draw:object draw:notify-on-update-of-ranges="Feuille1.C3:Feuille1.C3 Feuille1.C4:Feuille1.C11 Feuille1.D3:Feuille1.D3 Feuille1.D4:Feuille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x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number-columns-repeated="2"/>
          <table:table-cell office:value-type="float" office:value="0.33" calcext:value-type="float">
            <text:p>0.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voici un tableau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 entrant une valeur x, j'obtiens une valeur 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 souhaite maintenant linéariser ma sortie y en fonction de mon entrée x2. Comment faire ?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06:44:52.738869667</meta:creation-date>
    <dc:date>2024-05-23T06:58:28.883421690</dc:date>
    <meta:editing-duration>PT13M42S</meta:editing-duration>
    <meta:editing-cycles>5</meta:editing-cycles>
    <meta:generator>LibreOffice/24.2.2.2$Linux_X86_64 LibreOffice_project/420$Build-2</meta:generator>
    <meta:document-statistic meta:table-count="1" meta:cell-count="2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166cm" svg:y="4.201cm" style:legend-expansion="high" chart:style-name="ch2"/>
        <chart:plot-area chart:style-name="ch3" table:cell-range-address="Feuille1.C3:Feuille1.D11" chart:data-source-has-labels="row" svg:x="0.32cm" svg:y="0.18cm" svg:width="14.526cm" svg:height="8.64cm">
          <chart:coordinate-region svg:x="0.756cm" svg:y="0.379cm" svg:width="13.8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" chart:class="chart:scatter">
            <chart:domain table:cell-range-address="Feuille1.C4:Feuille1.C11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3">
                <text:p>1.3</text:p>
                <draw:g>
                  <svg:desc>Feuille1.C4:Feuille1.C11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